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fac" officeooo:paragraph-rsid="0009efac"/>
    </style:style>
    <style:style style:name="P2" style:family="paragraph" style:parent-style-name="Standard">
      <style:text-properties officeooo:rsid="0009efac" officeooo:paragraph-rsid="000f673a"/>
    </style:style>
    <style:style style:name="P3" style:family="paragraph" style:parent-style-name="Standard">
      <style:text-properties officeooo:rsid="000fcea6" officeooo:paragraph-rsid="000fcea6"/>
    </style:style>
    <style:style style:name="P4" style:family="paragraph" style:parent-style-name="Standard">
      <style:text-properties officeooo:rsid="0011821f" officeooo:paragraph-rsid="0011821f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2c9ac" officeooo:paragraph-rsid="0012c9ac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1821f" officeooo:paragraph-rsid="0011821f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1821f" officeooo:paragraph-rsid="0012c9ac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2c9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- INTRODUÇÃO</text:p>
      <text:p text:style-name="P1"/>
      <text:p text:style-name="P2"><text:tab/>A partir d<text:span text:style-name="T1">os conhecimentos </text:span>presentadas na disciplina de programação três – <text:span text:style-name="T1">bem como a sintaxe da linguagem de programação C++ e suas estruturas de linguagem orientada a objeto -, </text:span>este documento <text:span text:style-name="T2">tem como objetivo </text:span>apresenta<text:span text:style-name="T2">r</text:span> <text:span text:style-name="T2">os processos envolvidos na implementação do jogo conhecido como “Mastermind”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2"/>
      <text:p text:style-name="P2"/>
      <text:p text:style-name="P2"/>
      <text:p text:style-name="P3">2 – DESENVOLVIMENTO</text:p>
      <text:p text:style-name="P3"/>
      <text:p text:style-name="P5"><text:span text:style-name="T3">2.1 – </text:span>DESCRIÇÃO E REQUISITOS </text:p>
      <text:p text:style-name="P5">2.<text:span text:style-name="T3">2 – E</text:span>STRUTURA<text:span text:style-name="T4">S</text:span> BÁSICA<text:span text:style-name="T4">S</text:span> DO JOGO</text:p>
      <text:p text:style-name="P6">2.3 – CLASS TABULEIRO</text:p>
      <text:p text:style-name="P6">2.4 – CLASS PARTIDA</text:p>
      <text:p text:style-name="P6">2.5 – MAIN</text:p>
      <text:p text:style-name="P8">2.<text:span text:style-name="T4">6 – </text:span>BIBLIOTECAS UTILIZADAS</text:p>
      <text:p text:style-name="P7"/>
      <text:p text:style-name="P4"/>
      <text:p text:style-name="P4">3- CONCLUSÃO</text:p>
      <text:p text:style-name="P4">4- BIBLIOGRAFIA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3T00:39:59.966457278</dc:date>
    <meta:editing-duration>PT6M1S</meta:editing-duration>
    <meta:editing-cycles>1</meta:editing-cycles>
    <meta:document-statistic meta:table-count="0" meta:image-count="0" meta:object-count="0" meta:page-count="1" meta:paragraph-count="11" meta:word-count="107" meta:character-count="724" meta:non-whitespace-character-count="618"/>
    <meta:generator>LibreOffice/6.0.7.3$Linux_X86_64 LibreOffice_project/00m0$Build-3</meta:generator>
  </office:meta>
</office:document-meta>
</file>